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a92ae" officeooo:paragraph-rsid="000a92ae"/>
    </style:style>
    <style:style style:name="P2" style:family="paragraph" style:parent-style-name="Table_20_Contents">
      <style:paragraph-properties fo:text-align="center" style:justify-single-word="false"/>
      <style:text-properties officeooo:rsid="000a92ae" officeooo:paragraph-rsid="000a92a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C059" fo:font-size="18pt" style:font-size-asian="18pt" style:font-size-complex="18pt"/>
    </style:style>
    <style:style style:name="P5" style:family="paragraph" style:parent-style-name="Header">
      <style:text-properties officeooo:rsid="000a92ae" officeooo:paragraph-rsid="000a92a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c3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Pràctica 1.1 Mapa mental dels llenguatges de programació.</text:p>
      <text:p text:style-name="Text_20_body"/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GENERACIÓ</text:p>
          </table:table-cell>
          <table:table-cell table:style-name="Table1.A1" office:value-type="string">
            <text:p text:style-name="P2">DEFINICIÓ</text:p>
          </table:table-cell>
          <table:table-cell table:style-name="Table1.C1" office:value-type="string">
            <text:p text:style-name="P2">EXEMPLES</text:p>
          </table:table-cell>
        </table:table-row>
        <table:table-row>
          <table:table-cell table:style-name="Table1.A2" office:value-type="string">
            <text:p text:style-name="P3">Llenguatge de primera generació o llenguatge màquina.</text:p>
          </table:table-cell>
          <table:table-cell table:style-name="Table1.A2" office:value-type="string">
            <text:p text:style-name="P3">El primer tipus de llenguatge que es va desenvolupar és l’anomenat llenguatge de primera generació o</text:p>
            <text:p text:style-name="P3">llenguatge màquina. És l’únic llenguatge que entén l’ordinador directament.</text:p>
          </table:table-cell>
          <table:table-cell table:style-name="Table1.C2" office:value-type="string">
            <text:p text:style-name="P3">Només es farà servir en processadors molts concrets o per a funcionalitats molt</text:p>
            <text:p text:style-name="P3">específiques.</text:p>
          </table:table-cell>
        </table:table-row>
        <table:table-row>
          <table:table-cell table:style-name="Table1.A2" office:value-type="string">
            <text:p text:style-name="P3">Llenguatges de segona generació o llenguatges d’assemblador</text:p>
          </table:table-cell>
          <table:table-cell table:style-name="Table1.A2" office:value-type="string">
            <text:p text:style-name="P3">El segon tipus de llenguatge de programació són els llenguatges de segona generació o llenguatges</text:p>
            <text:p text:style-name="P3">d’assemblador. Es tracta del primer llenguatge de programació que utilitza codis mnemotècnics per indicar</text:p>
            <text:p text:style-name="P3">a la màquina les operacions que ha de dur a terme.</text:p>
          </table:table-cell>
          <table:table-cell table:style-name="Table1.C2" office:value-type="string">
            <text:p text:style-name="P3"><text:s/>controladors (drivers) o aplicacions de temps</text:p>
            <text:p text:style-name="P3">real</text:p>
          </table:table-cell>
        </table:table-row>
        <table:table-row>
          <table:table-cell table:style-name="Table1.A2" office:value-type="string">
            <text:p text:style-name="P3">Llenguatges de tercera generació o llenguatges d’alt nivell.</text:p>
          </table:table-cell>
          <table:table-cell table:style-name="Table1.A2" office:value-type="string">
            <text:p text:style-name="P3">El següent grup de llenguatges es coneix com a llenguatges de tercera generació o llenguatges d’alt nivell.</text:p>
            <text:p text:style-name="P3">Aquests llenguatges, més evolucionats, utilitzen paraules i frases relativament fàcils d’entendre i</text:p>
            <text:p text:style-name="P3">proporcionen també facilitats per expressar alteracions del flux de control d’una forma bastant senzilla i</text:p>
            <text:p text:style-name="P3">intuïtiva.</text:p>
          </table:table-cell>
          <table:table-cell table:style-name="Table1.C2" office:value-type="string">
            <text:p text:style-name="P3">COBOL, BASIC, FORTRAN, C, PASCAL,<text:span text:style-name="T1">C ++</text:span></text:p>
          </table:table-cell>
        </table:table-row>
        <table:table-row>
          <table:table-cell table:style-name="Table1.A2" office:value-type="string">
            <text:p text:style-name="P3">Llenguatges de quarta generació o llenguatges de propòsit específic.</text:p>
          </table:table-cell>
          <table:table-cell table:style-name="Table1.A2" office:value-type="string">
            <text:p text:style-name="P3">Els llenguatges de quarta generació o llenguatges de propòsit específic. Aporten un nivell molt</text:p>
            <text:p text:style-name="P3">alt d’abstracció en la programació, permetent <text:soft-page-break/>desenvolupar aplicacions sofisticades en un espai curt de</text:p>
            <text:p text:style-name="P3">temps, molt inferior al necessari per als llenguatges de 3a generació.</text:p>
          </table:table-cell>
          <table:table-cell table:style-name="Table1.C2" office:value-type="string">
            <text:p text:style-name="P3"><text:s/>Visual Basic, Visual Basic .NET, ABAP de SAP,</text:p>
            <text:p text:style-name="P3">FileMaker, PHP, ASP, 4D.</text:p>
          </table:table-cell>
        </table:table-row>
        <table:table-row>
          <table:table-cell table:style-name="Table1.A2" office:value-type="string">
            <text:p text:style-name="P3">Llenguatges de cinquena generació.</text:p>
          </table:table-cell>
          <table:table-cell table:style-name="Table1.A2" office:value-type="string">
            <text:p text:style-name="P3">Els llenguatges de cinquena generació són llenguatges específics per al tractament de problemes</text:p>
            <text:p text:style-name="P3">relacionats amb la intel·ligència artificial i els sistemes experts.</text:p>
          </table:table-cell>
          <table:table-cell table:style-name="Table1.C2" office:value-type="string">
            <text:p text:style-name="P3">Lisp o Prolo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92ae" officeooo:paragraph-rsid="000a92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ORJA PELLICER<text:tab/><text:tab/>1DAW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9:36:57.236282149</meta:creation-date>
    <dc:date>2023-09-29T12:28:46.055052690</dc:date>
    <meta:editing-duration>PT7M5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34" meta:word-count="266" meta:character-count="1841" meta:non-whitespace-character-count="1604"/>
  </office:meta>
</office:document-meta>
</file>